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Long time ago in Bethlehem so the holy bible say </text:p>
      <text:p text:style-name="Standard">Mary’s boy child, Jesus Christ, was born on Christmas Day.<text:line-break/><text:line-break/>Hark, now hear the angels sing, a king was born today,<text:line-break/>And man will live for evermore, because of Christmas Day.</text:p>
      <text:p text:style-name="Standard">Trumpets sound and angel sing listen to what they</text:p>
      <text:p text:style-name="Standard">And man will live <text:s/>for evermore because of Christmas Day<text:line-break/><text:line-break/><text:line-break/>While shepherds watch their flocks by night,<text:line-break/>They see a bright new shining star,<text:line-break/>They hear a choir sing a song, the music seemed to come from afar.<text:line-break/><text:line-break/>Hark, now hear the angels sing, a king was born today,<text:line-break/>And man will live for evermore, because of Christmas Day.<text:line-break/><text:line-break/>Oh a moment still worth was a glow, all the bells rang out<text:line-break/>There were tears of joy and laughter, people shouted<text:line-break/>"let everyone know, there is hope for all to find peace".<text:line-break/><text:line-break/>Now Joseph and his wife, Mary, came to Bethlehem that night,<text:line-break/>They found no place to bear her child, not a single room was in sight.<text:line-break/><text:line-break/>And then they found a little nook in a stable all forlorn,<text:line-break/>And in a manger cold and dark, Mary's little boy was born.<text:line-break/><text:line-break/>Hark, now hear the angels sing, a king was born today,<text:line-break/>And man will live for evermore, because of Christmas Day.<text:line-break/>Mary's boy child Jesus Christ, was born on Christmas Day.<text:line-break/><text:line-break/>Oh a moment still worth was a glow, all the bells rang out<text:line-break/>There were tears of joy and laughter, people shouted<text:line-break/>"let everyone know, there is hope for all to find peace".<text:line-break/><text:line-break/>Oh my Lord... 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GB" style:letter-kerning="true" style:font-size-asian="12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en" fo:country="GB" style:letter-kerning="true" style:font-name-asian="SimSun" style:font-size-asian="12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1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3-12-08T15:24:07.78</meta:creation-date>
    <meta:document-statistic meta:table-count="0" meta:image-count="0" meta:object-count="0" meta:page-count="1" meta:paragraph-count="4" meta:word-count="259" meta:character-count="1372"/>
    <dc:date>2013-12-08T15:30:02.95</dc:date>
    <meta:editing-duration>PT5M55S</meta:editing-duration>
    <meta:editing-cycles>1</meta:editing-cycles>
    <meta:generator>OpenOffice/4.0.1$Win32 OpenOffice.org_project/401m5$Build-9714</meta:generator>
  </office:meta>
</office:document-meta>
</file>